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729fcf"/>
    </style:style>
    <style:style style:name="P2" style:family="paragraph" style:parent-style-name="Standard">
      <style:text-properties officeooo:rsid="00087966" officeooo:paragraph-rsid="00087966"/>
    </style:style>
    <style:style style:name="P3" style:family="paragraph" style:parent-style-name="Standard">
      <style:text-properties officeooo:rsid="00087966" officeooo:paragraph-rsid="00096387"/>
    </style:style>
    <style:style style:name="P4" style:family="paragraph" style:parent-style-name="Standard">
      <style:text-properties officeooo:rsid="00087966" officeooo:paragraph-rsid="00092e30"/>
    </style:style>
    <style:style style:name="P5" style:family="paragraph" style:parent-style-name="Standard">
      <style:text-properties officeooo:rsid="00092e30" officeooo:paragraph-rsid="00092e30"/>
    </style:style>
    <style:style style:name="P6" style:family="paragraph" style:parent-style-name="Standard">
      <style:text-properties fo:color="#ff0000" officeooo:rsid="00087966" officeooo:paragraph-rsid="00087966"/>
    </style:style>
    <style:style style:name="P7" style:family="paragraph" style:parent-style-name="Standard">
      <style:text-properties fo:color="#ff0000" officeooo:rsid="00092e30" officeooo:paragraph-rsid="00092e30"/>
    </style:style>
    <style:style style:name="P8" style:family="paragraph" style:parent-style-name="Standard">
      <style:text-properties fo:color="#ff0000" officeooo:rsid="00092e30" officeooo:paragraph-rsid="00096387"/>
    </style:style>
    <style:style style:name="P9" style:family="paragraph" style:parent-style-name="Standard">
      <style:text-properties fo:color="#ff0000" fo:font-size="10pt" officeooo:rsid="00092e30" officeooo:paragraph-rsid="00092e30" style:font-size-asian="10pt" style:font-size-complex="10pt"/>
    </style:style>
    <style:style style:name="P10" style:family="paragraph" style:parent-style-name="Standard">
      <style:text-properties officeooo:rsid="000a5cb8" officeooo:paragraph-rsid="000a5cb8"/>
    </style:style>
    <style:style style:name="P11" style:family="paragraph" style:parent-style-name="Standard">
      <style:text-properties fo:color="#5983b0" fo:font-weight="bold" officeooo:rsid="00087966" officeooo:paragraph-rsid="00087966" style:font-weight-asian="bold" style:font-weight-complex="bold"/>
    </style:style>
    <style:style style:name="P12" style:family="paragraph" style:parent-style-name="Standard">
      <style:text-properties fo:font-size="10pt" officeooo:rsid="00087966" officeooo:paragraph-rsid="00087966" style:font-size-asian="10pt" style:font-size-complex="10pt"/>
    </style:style>
    <style:style style:name="P13" style:family="paragraph" style:parent-style-name="Standard">
      <style:paragraph-properties fo:padding="0.0201in" fo:border="0.06pt solid #ffa6a6" style:shadow="#ffd7d7 0.0693in 0.0693in"/>
      <style:text-properties fo:font-size="10pt" officeooo:rsid="00087966" officeooo:paragraph-rsid="00087966" style:font-size-asian="10pt" style:font-size-complex="10pt"/>
    </style:style>
    <style:style style:name="T1" style:family="text">
      <style:text-properties officeooo:rsid="000963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y 25 – Recursion</text:h>
      <text:p text:style-name="P2"/>
      <text:p text:style-name="P2"><text:span text:style-name="T2">Recursion: </text:span></text:p>
      <text:p text:style-name="P2"/>
      <text:section text:style-name="Sect1" text:name="Section1">
        <text:p text:style-name="P13">int main() {</text:p>
        <text:p text:style-name="P13"><text:s text:c="2"/>int k = 4;</text:p>
        <text:p text:style-name="P13"><text:s text:c="2"/>int f = factorial(4);</text:p>
        <text:p text:style-name="P13"><text:s text:c="2"/>cout &lt;&lt; f &lt;&lt; endl;</text:p>
        <text:p text:style-name="P13"><text:s text:c="2"/>return 0;</text:p>
        <text:p text:style-name="P13">}</text:p>
        <text:p text:style-name="P13">int factorial(int n){</text:p>
        <text:p text:style-name="P13"><text:s text:c="2"/>if (n == 1) <text:s text:c="15"/></text:p>
        <text:p text:style-name="P13"><text:s text:c="4"/>return 1; <text:s text:c="15"/></text:p>
        <text:p text:style-name="P13"><text:s text:c="2"/>else <text:s text:c="22"/></text:p>
        <text:p text:style-name="P13"><text:s text:c="4"/>return n * factorial(n-1);</text:p>
        <text:p text:style-name="P13">}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2"/>
      <text:p text:style-name="P2">Things to Note:</text:p>
      <text:p text:style-name="P6"/>
      <text:p text:style-name="P6"/>
      <text:p text:style-name="P6"/>
      <text:p text:style-name="P2"/>
      <text:p text:style-name="P2"/>
      <text:p text:style-name="P2"/>
      <text:p text:style-name="P2">Another Example:</text:p>
      <text:section text:style-name="Sect1" text:name="Section2">
        <text:p text:style-name="P13">int sum(int k) {</text:p>
        <text:p text:style-name="P13"><text:s text:c="2"/>int p = 0, ans = 0;</text:p>
        <text:p text:style-name="P13"/>
        <text:p text:style-name="P13"><text:s text:c="2"/>// Base case</text:p>
        <text:p text:style-name="P13"><text:s text:c="2"/>if (k == 0)</text:p>
        <text:p text:style-name="P13"><text:s text:c="4"/>return 0;</text:p>
        <text:p text:style-name="P13"/>
        <text:p text:style-name="P13"><text:s text:c="2"/>// Recursive case</text:p>
        <text:p text:style-name="P13"><text:s text:c="2"/>p = sum(k-1);</text:p>
        <text:p text:style-name="P13"><text:s text:c="2"/>ans = p + k;</text:p>
        <text:p text:style-name="P13"/>
        <text:p text:style-name="P13"><text:s text:c="2"/>return ans;</text:p>
        <text:p text:style-name="P13">}</text:p>
        <text:p text:style-name="P2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text:soft-page-break/></text:p>
      </text:section>
      <text:p text:style-name="P2"/>
      <text:p text:style-name="P11">Writing a Recursive Function:</text:p>
      <text:p text:style-name="P2">2 Questions to ask:</text:p>
      <text:p text:style-name="P2"/>
      <text:p text:style-name="P2"/>
      <text:p text:style-name="P2"/>
      <text:p text:style-name="P2"/>
      <text:p text:style-name="P2"/>
      <text:p text:style-name="P2">Example: <draw:frame draw:style-name="fr1" draw:name="Object1" text:anchor-type="as-char" svg:y="-0.172in" svg:width="1.7917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>Example: factor n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36:35.506979989</meta:creation-date>
    <dc:date>2022-10-24T13:32:07.410709047</dc:date>
    <meta:editing-duration>PT10M35S</meta:editing-duration>
    <meta:editing-cycles>2</meta:editing-cycles>
    <meta:generator>LibreOffice/6.4.7.2$Linux_X86_64 LibreOffice_project/40$Build-2</meta:generator>
    <meta:document-statistic meta:table-count="0" meta:image-count="0" meta:object-count="1" meta:page-count="2" meta:paragraph-count="30" meta:word-count="89" meta:character-count="491" meta:non-whitespace-character-count="336"/>
  </office:meta>
</office:document-meta>
</file>

<file path=Object 1/content.xml><?xml version="1.0" encoding="utf-8"?>
<math xmlns="http://www.w3.org/1998/Math/MathML" display="block">
  <semantics>
    <mrow>
      <msup>
        <mn>1</mn>
        <mn>2</mn>
      </msup>
      <mo stretchy="false">+</mo>
      <msup>
        <mn>2</mn>
        <mn>2</mn>
      </msup>
      <mo stretchy="false">+</mo>
      <msup>
        <mn>3</mn>
        <mn>2</mn>
      </msup>
      <mo stretchy="false">+</mo>
      <mn>...</mn>
      <mo stretchy="false">+</mo>
      <msup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n>2</mn>
      </msup>
      <mo stretchy="false">+</mo>
      <msup>
        <mi>n</mi>
        <mn>2</mn>
      </msup>
    </mrow>
    <annotation encoding="StarMath 5.0">1^2 + 2^2 + 3^2 + ... + ( n-1 )^2 + n^2</annotation>
  </semantics>
</math>
</file>